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6.053cm" fo:margin-left="0.026cm" table:align="left" style:writing-mode="lr-tb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1.499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7.05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4" style:family="table-row">
      <style:table-row-properties style:min-row-height="0.136cm" fo:keep-together="auto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1485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3ab04"/>
    </style:style>
    <style:style style:name="P5" style:family="paragraph" style:parent-style-name="LO-Normal">
      <style:text-properties officeooo:paragraph-rsid="001e4505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73b64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77b37" officeooo:paragraph-rsid="00277b37"/>
    </style:style>
    <style:style style:name="P8" style:family="paragraph" style:parent-style-name="LO-Normal">
      <style:text-properties officeooo:paragraph-rsid="00277c3e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f69f0"/>
    </style:style>
    <style:style style:name="P13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1f69f0" officeooo:paragraph-rsid="001f69f0"/>
    </style:style>
    <style:style style:name="P14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rsid="001f69f0" officeooo:paragraph-rsid="001f69f0" style:font-size-asian="8.75pt" style:font-size-complex="10pt"/>
    </style:style>
    <style:style style:name="P15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rsid="001f69f0" officeooo:paragraph-rsid="001f69f0" style:font-weight-asian="normal"/>
    </style:style>
    <style:style style:name="P16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4505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paragraph-rsid="00277c3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1e4505" officeooo:paragraph-rsid="00277c3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277c3e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2946c3" officeooo:paragraph-rsid="002946c3"/>
    </style:style>
    <style:style style:name="P21" style:family="paragraph" style:parent-style-name="CabecalhoTabela">
      <style:paragraph-properties style:snap-to-layout-grid="false"/>
      <style:text-properties officeooo:paragraph-rsid="00277c3e"/>
    </style:style>
    <style:style style:name="P22" style:family="paragraph" style:parent-style-name="Standard">
      <style:text-properties officeooo:paragraph-rsid="002946c3"/>
    </style:style>
    <style:style style:name="P2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eedd8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eedd8"/>
    </style:style>
    <style:style style:name="P2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277c3e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1e4505"/>
    </style:style>
    <style:style style:name="P29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paragraph-rsid="00277c3e"/>
    </style:style>
    <style:style style:name="P30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792a5" officeooo:paragraph-rsid="00277c3e"/>
    </style:style>
    <style:style style:name="P31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1e4505" officeooo:paragraph-rsid="00277c3e" fo:hyphenate="false" fo:hyphenation-remain-char-count="2" fo:hyphenation-push-char-count="2"/>
    </style:style>
    <style:style style:name="P32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2946c3" officeooo:paragraph-rsid="002946c3" fo:hyphenate="false" fo:hyphenation-remain-char-count="2" fo:hyphenation-push-char-count="2"/>
    </style:style>
    <style:style style:name="P33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f69f0" style:font-weight-asian="normal"/>
    </style:style>
    <style:style style:name="T5" style:family="text">
      <style:text-properties fo:font-weight="normal" officeooo:rsid="00277b37" style:font-weight-asian="normal"/>
    </style:style>
    <style:style style:name="T6" style:family="text">
      <style:text-properties style:font-name-asian="Arial"/>
    </style:style>
    <style:style style:name="T7" style:family="text">
      <style:text-properties officeooo:rsid="0013b8fc" style:font-name-asian="Arial"/>
    </style:style>
    <style:style style:name="T8" style:family="text">
      <style:text-properties officeooo:rsid="0012a527" style:font-name-asian="Arial"/>
    </style:style>
    <style:style style:name="T9" style:family="text">
      <style:text-properties officeooo:rsid="002946c3" style:font-name-asian="Arial"/>
    </style:style>
    <style:style style:name="T10" style:family="text">
      <style:text-properties officeooo:rsid="002eedd8" style:font-name-asian="Arial"/>
    </style:style>
    <style:style style:name="T11" style:family="text">
      <style:text-properties officeooo:rsid="001e4505"/>
    </style:style>
    <style:style style:name="T12" style:family="text">
      <style:text-properties officeooo:rsid="0012a527"/>
    </style:style>
    <style:style style:name="T13" style:family="text">
      <style:text-properties officeooo:rsid="001792a5"/>
    </style:style>
    <style:style style:name="T14" style:family="text">
      <style:text-properties officeooo:rsid="001f69f0"/>
    </style:style>
    <style:style style:name="T15" style:family="text">
      <style:text-properties fo:font-size="11pt" fo:font-weight="normal" style:font-size-asian="11pt" style:font-weight-asian="normal" style:font-size-complex="11pt"/>
    </style:style>
    <style:style style:name="T16" style:family="text">
      <style:text-properties fo:font-size="11pt" fo:font-weight="normal" officeooo:rsid="001f69f0" style:font-size-asian="11pt" style:font-weight-asian="normal" style:font-size-complex="11pt"/>
    </style:style>
    <style:style style:name="T17" style:family="text">
      <style:text-properties style:font-name="Arial" fo:font-weight="normal" style:font-size-asian="10pt" style:font-weight-asian="normal" style:font-name-complex="Arial" style:font-weight-complex="normal"/>
    </style:style>
    <style:style style:name="T18" style:family="text">
      <style:text-properties style:font-name="Arial" fo:font-weight="normal" style:font-name-asian="Arial" style:font-size-asian="10pt" style:font-weight-asian="normal" style:font-name-complex="Arial" style:font-weight-complex="normal"/>
    </style:style>
    <style:style style:name="T19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0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21" style:family="text">
      <style:text-properties style:font-name="Arial" fo:font-size="11pt" fo:font-weight="normal" style:font-name-asian="Arial" style:font-size-asian="9.60000038146973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font-weight="normal" officeooo:rsid="002b25b4" style:font-name-asian="Arial" style:font-size-asian="10pt" style:font-weight-asian="normal" style:font-name-complex="Arial" style:font-size-complex="11pt" style:font-weight-complex="normal"/>
    </style:style>
    <style:style style:name="T23" style:family="text">
      <style:text-properties style:font-name="Arial" fo:font-size="11pt" fo:font-weight="bold" style:font-name-asian="Arial" style:font-size-asian="9.60000038146973pt" style:font-weight-asian="bold" style:font-name-complex="Arial" style:font-size-complex="11pt" style:font-weight-complex="bold"/>
    </style:style>
    <style:style style:name="T24" style:family="text">
      <style:text-properties officeooo:rsid="0020d22e"/>
    </style:style>
    <style:style style:name="T25" style:family="text">
      <style:text-properties officeooo:rsid="0023ab04"/>
    </style:style>
    <style:style style:name="T26" style:family="text">
      <style:text-properties officeooo:rsid="00273b64"/>
    </style:style>
    <style:style style:name="T27" style:family="text">
      <style:text-properties officeooo:rsid="00277b37"/>
    </style:style>
    <style:style style:name="T28" style:family="text">
      <style:text-properties officeooo:rsid="00277c3e"/>
    </style:style>
    <style:style style:name="T29" style:family="text">
      <style:text-properties officeooo:rsid="002b25b4"/>
    </style:style>
    <style:style style:name="T30" style:family="text">
      <style:text-properties officeooo:rsid="002eedd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1">GRH</text:span> – Gestão de <text:span text:style-name="T11">Pessoas</text:span></text:p>
      <text:p text:style-name="P9"/>
      <text:p text:style-name="P10">Documento de Especificação de Caso de Uso</text:p>
      <text:p text:style-name="P10"/>
      <text:p text:style-name="P10">UC0<text:span text:style-name="T11">8</text:span> – <text:span text:style-name="T14">Visualizar Frequência</text:span></text:p>
      <text:p text:style-name="P11"/>
      <text:p text:style-name="P11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1">Data</text:p>
          </table:table-cell>
          <table:table-cell table:style-name="Tabela2.A1" office:value-type="string">
            <text:p text:style-name="P21">Versão</text:p>
          </table:table-cell>
          <table:table-cell table:style-name="Tabela2.A1" office:value-type="string">
            <text:p text:style-name="P21">Responsável</text:p>
          </table:table-cell>
          <table:table-cell table:style-name="Tabela2.D1" office:value-type="string">
            <text:p text:style-name="P21">Alteração</text:p>
          </table:table-cell>
        </table:table-row>
        <table:table-row table:style-name="Tabela2.1">
          <table:table-cell table:style-name="Tabela2.A1" office:value-type="string">
            <text:p text:style-name="P17"><text:span text:style-name="T12">01</text:span>/0<text:span text:style-name="T12">4</text:span>/201<text:span text:style-name="T12">5</text:span></text:p>
          </table:table-cell>
          <table:table-cell table:style-name="Tabela2.A1" office:value-type="string">
            <text:p text:style-name="P17">1.0</text:p>
          </table:table-cell>
          <table:table-cell table:style-name="Tabela2.A1" office:value-type="string">
            <text:p text:style-name="P19">Jeffeson da Silva Barbosa</text:p>
          </table:table-cell>
          <table:table-cell table:style-name="Tabela2.D1" office:value-type="string">
            <text:p text:style-name="P29">Criação<text:span text:style-name="Fonte_20_parág._20_padrão"><text:span text:style-name="T6"> </text:span></text:span>do<text:span text:style-name="Fonte_20_parág._20_padrão"><text:span text:style-name="T6"> </text:span></text:span>documento</text:p>
          </table:table-cell>
        </table:table-row>
        <table:table-row table:style-name="Tabela2.1">
          <table:table-cell table:style-name="Tabela2.A3" office:value-type="string">
            <text:p text:style-name="P17"><text:span text:style-name="T13">06</text:span>/0<text:span text:style-name="T13">4</text:span>/201<text:span text:style-name="T13">5</text:span></text:p>
          </table:table-cell>
          <table:table-cell table:style-name="Tabela2.A3" office:value-type="string">
            <text:p text:style-name="P17">1.1</text:p>
          </table:table-cell>
          <table:table-cell table:style-name="Tabela2.A3" office:value-type="string">
            <text:p text:style-name="P19">Jeffeson da Silva Barbosa</text:p>
          </table:table-cell>
          <table:table-cell table:style-name="Tabela2.D3" office:value-type="string">
            <text:p text:style-name="P30">Definição do fluxo alternativo e pré-condições</text:p>
          </table:table-cell>
        </table:table-row>
        <table:table-row table:style-name="Tabela2.4">
          <table:table-cell table:style-name="Tabela2.A3" office:value-type="string">
            <text:p text:style-name="P18">28/04/2015</text:p>
          </table:table-cell>
          <table:table-cell table:style-name="Tabela2.A3" office:value-type="string">
            <text:p text:style-name="P18">2.0</text:p>
          </table:table-cell>
          <table:table-cell table:style-name="Tabela2.A3" office:value-type="string">
            <text:p text:style-name="P18">Beatriz Brito do Rêgo</text:p>
          </table:table-cell>
          <table:table-cell table:style-name="Tabela2.D3" office:value-type="string">
            <text:p text:style-name="P31">Atualização do documento</text:p>
          </table:table-cell>
        </table:table-row>
        <table:table-row table:style-name="Tabela2.4">
          <table:table-cell table:style-name="Tabela2.A3" office:value-type="string">
            <text:p text:style-name="P18">25/09/2015</text:p>
          </table:table-cell>
          <table:table-cell table:style-name="Tabela2.A3" office:value-type="string">
            <text:p text:style-name="P18">2.1</text:p>
          </table:table-cell>
          <table:table-cell table:style-name="Tabela2.A3" office:value-type="string">
            <text:p text:style-name="P18">Rayson Santos <text:span text:style-name="T28">L</text:span>ima</text:p>
          </table:table-cell>
          <table:table-cell table:style-name="Tabela2.D3" office:value-type="string">
            <text:p text:style-name="P31">Alteração do Fluxo</text:p>
          </table:table-cell>
        </table:table-row>
        <table:table-row table:style-name="Tabela2.4">
          <table:table-cell table:style-name="Tabela2.A3" office:value-type="string">
            <text:p text:style-name="P20">28/10/2015</text:p>
          </table:table-cell>
          <table:table-cell table:style-name="Tabela2.A3" office:value-type="string">
            <text:p text:style-name="P20">2.2</text:p>
          </table:table-cell>
          <table:table-cell table:style-name="Tabela2.A3" office:value-type="string">
            <text:p text:style-name="P20">Beatriz Brito do Rêgo</text:p>
          </table:table-cell>
          <table:table-cell table:style-name="Tabela2.D3" office:value-type="string">
            <text:p text:style-name="P32">Atualização do documento</text:p>
          </table:table-cell>
        </table:table-row>
      </table:table>
      <text:p text:style-name="P22"/>
      <text:section text:style-name="Sect1" text:name="Seção1">
        <text:list xml:id="list6440059814778591078" text:style-name="WW8Num2">
          <text:list-item>
            <text:h text:style-name="P25" text:outline-level="1"><text:bookmark-start text:name="_Ref418497390"/><text:bookmark-start text:name="_Ref439573339"/>CASOS DE USO: <text:span text:style-name="T14">VISUALIZAR FREQUNÊNCIA</text:span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/text:h>
            <text:list>
              <text:list-item>
                <text:h text:style-name="P26" text:outline-level="2">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16"><text:span text:style-name="Fonte_20_parág._20_padrão3"><text:span text:style-name="T6">Este</text:span></text:span><text:span text:style-name="Fonte_20_parág._20_padrão"><text:span text:style-name="T6"> </text:span></text:span><text:span text:style-name="Fonte_20_parág._20_padrão3"><text:span text:style-name="T6">caso</text:span></text:span><text:span text:style-name="Fonte_20_parág._20_padrão"><text:span text:style-name="T6"> </text:span></text:span><text:span text:style-name="Fonte_20_parág._20_padrão3"><text:span text:style-name="T6">de</text:span></text:span><text:span text:style-name="Fonte_20_parág._20_padrão"><text:span text:style-name="T6"> </text:span></text:span><text:span text:style-name="Fonte_20_parág._20_padrão3"><text:span text:style-name="T6">uso</text:span></text:span><text:span text:style-name="Fonte_20_parág._20_padrão"><text:span text:style-name="T6"> descreve o processo em que o </text:span></text:span><text:span text:style-name="Fonte_20_parág._20_padrão"><text:span text:style-name="T10">supervisor emite</text:span></text:span><text:span text:style-name="Fonte_20_parág._20_padrão"><text:span text:style-name="T6"> a </text:span></text:span><text:span text:style-name="Fonte_20_parág._20_padrão"><text:span text:style-name="T7">lista de </text:span></text:span><text:span text:style-name="Fonte_20_parág._20_padrão"><text:span text:style-name="T8">frequência dos estagiários cadastrados no sistema.</text:span></text:span></text:p>
        <text:list xml:id="list81815230986612" text:continue-numbering="true" text:style-name="WW8Num2">
          <text:list-item>
            <text:list>
              <text:list-item>
                <text:h text:style-name="P27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P5"><text:bookmark-start text:name="_Ref88992566"/>O ator envolvido é o <text:span text:style-name="T30">Supervisor.</text:span></text:p>
        <text:list xml:id="list81815159105967" text:continue-numbering="true" text:style-name="WW8Num2">
          <text:list-item>
            <text:list>
              <text:list-item>
                <text:h text:style-name="P28" text:outline-level="2"><text:span text:style-name="T3">F</text:span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3"><text:bookmark-end text:name="_Ref88992566"/>1.<text:tab/><text:span text:style-name="T30">Supervisor loga no sistema</text:span></text:p>
        <text:p text:style-name="P2">2.<text:tab/>Sistema <text:span text:style-name="T29">lista as turmas cadastradas no sistema</text:span></text:p>
        <text:p text:style-name="P23">3.<text:tab/><text:span text:style-name="T30">Supervisor seleciona turma</text:span></text:p>
        <text:p text:style-name="P24">4.<text:tab/><text:span text:style-name="T30">Supervisor</text:span> seleciona <text:span text:style-name="T26">opção Mapa de Frequência</text:span></text:p>
        <text:p text:style-name="P24"><text:span text:style-name="T26">5</text:span>.<text:tab/><text:span text:style-name="T30">Supervisor</text:span> seleciona <text:span text:style-name="T26">data</text:span> que deseja gerar a frequência</text:p>
        <text:p text:style-name="P6"><text:span text:style-name="T26">6</text:span>.<text:tab/>Sistema <text:span text:style-name="T24">retorna as frequências da data selecionada exibindo a lista em ordem <text:tab/><text:tab/><text:tab/><text:tab/>alfabética pelo nome dos estagiários, </text:span>observação e status <text:span text:style-name="T27">da frequência </text:span></text:p>
        <text:list xml:id="list81814860634980" text:continue-numbering="true" text:style-name="WW8Num2">
          <text:list-item>
            <text:list>
              <text:list-item>
                <text:h text:style-name="P27" text:outline-level="2"><text:bookmark-start text:name="__RefHeading__198_1522395385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96_1522395385"/><text:bookmark-start text:name="__RefHeading__7651_1906137012"/><text:bookmark-start text:name="__RefHeading__61_178789685"/><text:bookmark-start text:name="__RefHeading__460_1105478727"/><text:bookmark-start text:name="__RefHeading__484_490762481"/><text:bookmark-start text:name="__RefHeading__79_1275273786"/><text:span text:style-name="T3">Fluxos</text:span><text:span text:style-name="Fonte_20_parág._20_padrão3"><text:span text:style-name="T2"> </text:span></text:span><text:span text:style-name="T3">Alternativos</text:span><text:span text:style-name="T5">( Passo 4)</text:span><text:bookmark-end text:name="__RefHeading__198_1522395385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96_1522395385"/><text:bookmark-end text:name="__RefHeading__7651_1906137012"/><text:bookmark-end text:name="__RefHeading__61_178789685"/><text:bookmark-end text:name="__RefHeading__460_1105478727"/><text:bookmark-end text:name="__RefHeading__484_490762481"/><text:bookmark-end text:name="__RefHeading__79_1275273786"/></text:h>
              </text:list-item>
            </text:list>
          </text:list-item>
        </text:list>
        <text:p text:style-name="P23">1.<text:tab/><text:span text:style-name="T30">Supervisor seleciona opção de frequência do estagiário </text:span></text:p>
        <text:p text:style-name="P7">2. <text:tab/>Sistema retorna lista de frequências ordenadas por data</text:p>
        <text:p text:style-name="P7"><text:soft-page-break/><text:tab/>- <text:span text:style-name="T29">Com as informações de observação e status</text:span></text:p>
        <text:p text:style-name="P4"><text:span text:style-name="T27">4</text:span>.<text:tab/><text:span text:style-name="T25">Sistema mostra a consolidação dos dias trabalhados, total de faltas, porcentagem <text:tab/><text:tab/><text:tab/>de frequência;</text:span></text:p>
        <text:p text:style-name="P3"/>
        <text:p text:style-name="P12"><text:span text:style-name="T4">1.5<text:tab/></text:span><text:span text:style-name="T16">Fluxos de Exceção</text:span></text:p>
        <text:p text:style-name="P15"><text:tab/>Não se aplica</text:p>
        <text:p text:style-name="P15"/>
        <text:p text:style-name="P13">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3">1.</text:span><text:span text:style-name="T15">6<text:tab/>Pré-Condições</text:span></text:p>
        <text:p text:style-name="P14"><text:span text:style-name="T3"><text:tab/></text:span><text:span text:style-name="T17">Usuário</text:span><text:span text:style-name="Fonte_20_parág._20_padrão"><text:span text:style-name="T18"> </text:span></text:span><text:span text:style-name="T17">Autenticado</text:span><text:span text:style-name="Fonte_20_parág._20_padrão"><text:span text:style-name="T18"> </text:span></text:span></text:p>
        <text:p text:style-name="P14"><text:span text:style-name="Fonte_20_parág._20_padrão"><text:span text:style-name="T19"><text:tab/>Para que o caso de uso seja iniciado é necessário que o </text:span></text:span><text:span text:style-name="Fonte_20_parág._20_padrão"><text:span text:style-name="T20">ator</text:span></text:span><text:span text:style-name="Fonte_20_parág._20_padrão"><text:span text:style-name="T19"> esteja autenticado no sistema e <text:tab/>possua permissão de acesso a esta funcionalidade.</text:span></text:span></text:p>
        <text:p text:style-name="P14"/>
        <text:p text:style-name="P14"><text:span text:style-name="Fonte_20_parág._20_padrão"><text:span text:style-name="T19">1.7<text:tab/></text:span></text:span><text:span text:style-name="Fonte_20_parág._20_padrão"><text:span text:style-name="T21">Pós-Condições</text:span></text:span></text:p>
        <text:p text:style-name="P14"><text:span text:style-name="Fonte_20_parág._20_padrão"><text:span text:style-name="T21"><text:tab/></text:span></text:span><text:span text:style-name="Fonte_20_parág._20_padrão"><text:span text:style-name="T22">Consolidação da frequência</text:span></text:span></text:p>
        <text:p text:style-name="P14"/>
        <text:p text:style-name="P14"><text:span text:style-name="Fonte_20_parág._20_padrão"><text:span text:style-name="T23">2<text:tab/>RELACIONAMENTO COM OUTROS CASOS DE USO</text:span></text:span></text:p>
        <text:p text:style-name="P14"><text:span text:style-name="Fonte_20_parág._20_padrão"><text:span text:style-name="T23"/></text:span></text:p>
        <text:p text:style-name="P14"><text:span text:style-name="Fonte_20_parág._20_padrão"><text:span text:style-name="T19">Relacionamento com o Caso de Uso UC09</text:span></text:span></text:p>
        <text:p text:style-name="P14"><text:span text:style-name="Fonte_20_parág._20_padrão"><text:span text:style-name="T19"/></text:span></text:p>
        <text:p text:style-name="P14"><text:span text:style-name="Fonte_20_parág._20_padrão"><text:span text:style-name="T19">2.1.1<text:tab/></text:span></text:span><text:span text:style-name="Fonte_20_parág._20_padrão"><text:span text:style-name="T21">Pontos de Inclusão</text:span></text:span></text:p>
        <text:p text:style-name="P14"><text:span text:style-name="Fonte_20_parág._20_padrão"><text:span text:style-name="T19"><text:tab/>Não se aplica</text:span></text:span></text:p>
        <text:p text:style-name="P14"><text:span text:style-name="Fonte_20_parág._20_padrão"><text:span text:style-name="T19"/></text:span></text:p>
        <text:p text:style-name="P14"><text:span text:style-name="Fonte_20_parág._20_padrão"><text:span text:style-name="T21">2.1.2<text:tab/>Pontos de Extensão</text:span></text:span></text:p>
        <text:p text:style-name="P14"><text:span text:style-name="Fonte_20_parág._20_padrão"><text:span text:style-name="T21"><text:tab/></text:span></text:span><text:span text:style-name="Fonte_20_parág._20_padrão"><text:span text:style-name="T19">Não se aplica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11T08:18:13.369069161</dc:date>
    <meta:print-date>2007-05-07T23:41:00</meta:print-date>
    <meta:editing-cycles>18</meta:editing-cycles>
    <meta:editing-duration>PT1H1M52S</meta:editing-duration>
    <meta:generator>LibreOffice/4.2.7.2$Linux_X86_64 LibreOffice_project/420m0$Build-2</meta:generator>
    <meta:document-statistic meta:table-count="1" meta:image-count="2" meta:object-count="0" meta:page-count="2" meta:paragraph-count="58" meta:word-count="276" meta:character-count="1755" meta:non-whitespace-character-count="152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